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language="ru" fo:country="RU" officeooo:rsid="0025f185" officeooo:paragraph-rsid="0025f185"/>
    </style:style>
    <style:style style:name="P26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36" style:family="paragraph" style:parent-style-name="Standard">
      <style:text-properties fo:language="ru" fo:country="RU" officeooo:rsid="003b3afd" officeooo:paragraph-rsid="003b3afd"/>
    </style:style>
    <style:style style:name="P37" style:family="paragraph" style:parent-style-name="Standard">
      <style:text-properties fo:language="ru" fo:country="RU" officeooo:rsid="003eeb32" officeooo:paragraph-rsid="003eeb32"/>
    </style:style>
    <style:style style:name="P38" style:family="paragraph" style:parent-style-name="Standard">
      <style:text-properties officeooo:rsid="0029ed6a" officeooo:paragraph-rsid="0029ed6a"/>
    </style:style>
    <style:style style:name="P39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0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1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42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8bb7d1" officeooo:paragraph-rsid="008bb7d1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8895cf"/>
    </style:style>
    <style:style style:name="T32" style:family="text">
      <style:text-properties fo:language="ru" fo:country="RU" officeooo:rsid="008a654c"/>
    </style:style>
    <style:style style:name="T33" style:family="text">
      <style:text-properties officeooo:rsid="00244f31"/>
    </style:style>
    <style:style style:name="T34" style:family="text">
      <style:text-properties officeooo:rsid="0029ed6a"/>
    </style:style>
    <style:style style:name="T35" style:family="text">
      <style:text-properties officeooo:rsid="002a8c42"/>
    </style:style>
    <style:style style:name="T36" style:family="text">
      <style:text-properties officeooo:rsid="002b703e"/>
    </style:style>
    <style:style style:name="T37" style:family="text">
      <style:text-properties officeooo:rsid="002f1317"/>
    </style:style>
    <style:style style:name="T38" style:family="text">
      <style:text-properties fo:color="#000000" loext:opacity="100%" style:font-name="Cascadia Mono" fo:font-size="9.5pt" style:font-size-asian="9.5pt"/>
    </style:style>
    <style:style style:name="T39" style:family="text">
      <style:text-properties fo:color="#000000" loext:opacity="100%" style:font-name="Cascadia Mono" fo:font-size="9.5pt" officeooo:rsid="00314d7d" style:font-size-asian="9.5pt"/>
    </style:style>
    <style:style style:name="T40" style:family="text">
      <style:text-properties fo:color="#000000" loext:opacity="100%" style:font-name="Cascadia Mono" fo:font-size="9.5pt" officeooo:rsid="0032e43f" style:font-size-asian="9.5pt"/>
    </style:style>
    <style:style style:name="T41" style:family="text">
      <style:text-properties fo:color="#0000ff" loext:opacity="100%" style:font-name="Cascadia Mono" fo:font-size="9.5pt" style:font-size-asian="9.5pt"/>
    </style:style>
    <style:style style:name="T42" style:family="text">
      <style:text-properties officeooo:rsid="0034f73a"/>
    </style:style>
    <style:style style:name="T43" style:family="text">
      <style:text-properties officeooo:rsid="00397ec1"/>
    </style:style>
    <style:style style:name="T44" style:family="text">
      <style:text-properties officeooo:rsid="003bad6b"/>
    </style:style>
    <style:style style:name="T45" style:family="text">
      <style:text-properties officeooo:rsid="003d12ea"/>
    </style:style>
    <style:style style:name="T46" style:family="text">
      <style:text-properties officeooo:rsid="004d4852"/>
    </style:style>
    <style:style style:name="T47" style:family="text">
      <style:text-properties officeooo:rsid="0053a635"/>
    </style:style>
    <style:style style:name="T48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49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0" style:family="text">
      <style:text-properties officeooo:rsid="005c9ef1"/>
    </style:style>
    <style:style style:name="T51" style:family="text">
      <style:text-properties officeooo:rsid="00662e8d"/>
    </style:style>
    <style:style style:name="T52" style:family="text">
      <style:text-properties officeooo:rsid="0069765b"/>
    </style:style>
    <style:style style:name="T53" style:family="text">
      <style:text-properties officeooo:rsid="006eeb9c"/>
    </style:style>
    <style:style style:name="T54" style:family="text">
      <style:text-properties officeooo:rsid="0070b3c5"/>
    </style:style>
    <style:style style:name="T55" style:family="text">
      <style:text-properties officeooo:rsid="00720d33"/>
    </style:style>
    <style:style style:name="T56" style:family="text">
      <style:text-properties officeooo:rsid="0073d41d"/>
    </style:style>
    <style:style style:name="T57" style:family="text">
      <style:text-properties officeooo:rsid="00769eac"/>
    </style:style>
    <style:style style:name="T58" style:family="text">
      <style:text-properties officeooo:rsid="00776463"/>
    </style:style>
    <style:style style:name="T59" style:family="text">
      <style:text-properties officeooo:rsid="007f1cb4"/>
    </style:style>
    <style:style style:name="T60" style:family="text">
      <style:text-properties officeooo:rsid="00824178"/>
    </style:style>
    <style:style style:name="T61" style:family="text">
      <style:text-properties officeooo:rsid="00865879"/>
    </style:style>
    <style:style style:name="T62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36">Скрипт для атаки. Из него будет сформирован <text:span text:style-name="T1">Scriptableobject.</text:span></text:p>
      <text:p text:style-name="P36">- В стойку атаки можно войти, выйти, и обновить действие при входе (<text:span text:style-name="T1">update).</text:span></text:p>
      <text:p text:style-name="P36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36">- <text:span text:style-name="T44">чистит список в </text:span><text:span text:style-name="T5">attackManager</text:span></text:p>
      <text:p text:style-name="P36"><text:span text:style-name="T5">- </text:span><text:span text:style-name="T45">Добавили СЮДА </text:span><text:span text:style-name="T6">deathanimator?</text:span></text:p>
      <text:p text:style-name="Standard"/>
      <text:p text:style-name="P37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46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8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4">AttackManager (singleton) - </text:p>
      <text:p text:style-name="Standard"><text:span text:style-name="T10">Хранилище</text:span> списк<text:span text:style-name="T43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4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3">cs</text:span></text:p>
      <text:p text:style-name="P25">В <text:span text:style-name="T1">Damage Detector – </text:span>применяем аниматор смерти.</text:p>
      <text:p text:style-name="P25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34">(singleton)</text:span></text:p>
      <text:p text:style-name="P26">Содержит словарь листов <text:span text:style-name="T1">pullobject’</text:span>ов. <text:span text:style-name="T36">Может пополнять список при необходимости.</text:span></text:p>
      <text:p text:style-name="P26"><text:span text:style-name="T35">Содержит</text:span> метод <text:span text:style-name="T1">Instantiate </text:span>из <text:span text:style-name="T1">Pull object loader. </text:span><text:span text:style-name="T35">(Вызывается в </text:span><text:span text:style-name="T4">Attack)</text:span></text:p>
      <text:p text:style-name="P29">В листах <text:span text:style-name="T1">pullobject</text:span>ов хранятся свободные под пулл объекты, а не занятые. Потому </text:p>
      <text:p text:style-name="P29"><text:span text:style-name="T38"><text:s text:c="2"/></text:span><text:span text:style-name="T41">public</text:span><text:span text:style-name="T38"> GameObject GetObject (PoolObjectType objType) <text:s/>используется, когда, напр, патрону нужно выделить пул. </text:span></text:p>
      <text:p text:style-name="P29"><text:span text:style-name="T38">Когда патрон исчезнет, пул вернется в лис</text:span><text:span text:style-name="T39">т и задизейблится </text:span><text:span text:style-name="T40">( </text:span><text:span text:style-name="T41">public</text:span><text:span text:style-name="T38"> </text:span><text:span text:style-name="T41">void</text:span><text:span text:style-name="T38"> AddObject (PoolObject obj)</text:span><text:span text:style-name="T40">).</text:span></text:p>
      <text:p text:style-name="P10"/>
      <text:p text:style-name="P7"/>
      <text:p text:style-name="P3">Failsafe?</text:p>
      <text:p text:style-name="P27">Если <text:span text:style-name="T1">Poolobjct </text:span>не зареган в <text:span text:style-name="T1">Pull Manager, </text:span>то он должен быть по умочанию отключен. </text:p>
      <text:p text:style-name="P30">Пример был, что если 2 персонажа бьют друг друга, то не идет аптдейт <text:span text:style-name="T42">после смерти и создается 2 пула?</text:span></text:p>
      <text:p text:style-name="P28">Создали через корутины, грубо говоря, время жизни для <text:span text:style-name="T1">pull object, </text:span>чтобы они дохли <text:span text:style-name="T37">через таймер</text:span>, даже если игрок не апдейтится.</text:p>
      <text:p text:style-name="P7"/>
      <text:p text:style-name="P7"/>
      <text:h text:style-name="P41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1">Дано: знание какие чужик коллайдеры нас задевают</text:p>
      <text:p text:style-name="P31">Задача: понять какие из наших коллайдеров задеты.</text:p>
      <text:p text:style-name="P31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47">apply) </text:span></text:p>
      <text:p text:style-name="P11"/>
      <text:p text:style-name="P34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2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42" text:outline-level="1">#19 Assigning Death Animations</text:h>
      <text:p text:style-name="P39">setting up DeathAnimationManager.cs </text:p>
      <text:p text:style-name="P33"><text:span text:style-name="T49"><text:s/></text:span><text:span text:style-name="T48">downloading/importing animations</text:span><text:span text:style-name="T49"> <text:s/></text:span></text:p>
      <text:p text:style-name="P33"><text:span text:style-name="T48">assigning a death animation to body parts</text:span><text:span text:style-name="T49"> <text:s/></text:span></text:p>
      <text:p text:style-name="P33"><text:span text:style-name="T48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5"/>
      <text:p text:style-name="P12">DeathAnimationLoader -<text:span text:style-name="T18">список всех доступных анимаций смерти, из которого </text:span><text:span text:style-name="T50">death animation </text:span><text:soft-page-break/><text:span text:style-name="T50">manager </text:span><text:span text:style-name="T18">будет подсасывать анимации в зависимости от поврежденной часть (</text:span><text:span text:style-name="T50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0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2">cameramanager</text:span></text:p>
      <text:p text:style-name="P15"/>
      <text:p text:style-name="P17">Cameramanager – <text:span text:style-name="T19">отвечает за переключения камерами через </text:span><text:span text:style-name="T51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54">charactercontrol.playablecharactertyp</text:span><text:span text:style-name="T55">e</text:span><text:span text:style-name="T9">). </text:span><text:span text:style-name="T26">При нажатии левой клавиши п</text:span><text:span text:style-name="T23">ередает данные в </text:span><text:span text:style-name="T56">CharacterSelect</text:span><text:span text:style-name="T23">. </text:span><text:span text:style-name="T29">Меняет значение параметра аниматора </text:span><text:span text:style-name="T60">ClickAnimation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57">Sriptable object, </text:span><text:span text:style-name="T25">который будет обновлять это данное в </text:span><text:span text:style-name="T58">RealTime</text:span></text:p>
      <text:p text:style-name="P43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59">CharacterSelect scene (</text:span><text:span text:style-name="T53">CharacterSelect </text:span><text:span text:style-name="T59">so</text:span><text:span text:style-name="T28">) павна, спавнит его в начале</text:span></text:p>
      <text:p text:style-name="P22"/>
      <text:p text:style-name="P22"/>
      <text:p text:style-name="P45"># 34</text:p>
      <text:p text:style-name="P45"/>
      <text:p text:style-name="P45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45"/>
      <text:p text:style-name="P45"/>
      <text:p text:style-name="P47">#</text:p>
      <text:p text:style-name="P48">charactercontrolcamera – <text:span text:style-name="T61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47">characterselectcamera – <text:span text:style-name="T61">к</text:span><text:span text:style-name="T30">онтролер камеры</text:span><text:span text:style-name="T9"> при выборе персонажа, аниматор камеры</text:span></text:p>
      <text:p text:style-name="P47">StateDrivenCamera_CharacterSelect – cinemashcine, <text:span text:style-name="T31">камеры персонажей, </text:span><text:span text:style-name="T32">которые выбираются в зависимости от выбранного персонажа</text:span></text:p>
      <text:p text:style-name="P49">selectcamerastate<text:span text:style-name="T62"> 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7T21:26:36.244000000</dc:date>
    <meta:editing-duration>P8DT21H44M1S</meta:editing-duration>
    <meta:editing-cycles>8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78" meta:word-count="661" meta:character-count="5115" meta:non-whitespace-character-count="4495"/>
  </office:meta>
</office:document-meta>
</file>